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len" table:style-name="ce1">
            <text:p>len</text:p>
          </table:table-cell>
          <table:table-cell office:value-type="string" office:value="supp" table:style-name="ce1">
            <text:p>supp</text:p>
          </table:table-cell>
          <table:table-cell office:value-type="string" office:value="dose" table:style-name="ce1">
            <text:p>dose</text:p>
          </table:table-cell>
        </table:table-row>
        <table:table-row>
          <table:table-cell office:value-type="float" office:value="4.2" table:style-name="ce1">
            <text:p>4.2</text:p>
          </table:table-cell>
          <table:table-cell office:value-type="string" office:value="VC" table:style-name="ce1">
            <text:p>VC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11.5" table:style-name="ce1">
            <text:p>11.5</text:p>
          </table:table-cell>
          <table:table-cell office:value-type="string" office:value="VC" table:style-name="ce1">
            <text:p>VC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7.3" table:style-name="ce1">
            <text:p>7.3</text:p>
          </table:table-cell>
          <table:table-cell office:value-type="string" office:value="VC" table:style-name="ce1">
            <text:p>VC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5.8" table:style-name="ce1">
            <text:p>5.8</text:p>
          </table:table-cell>
          <table:table-cell office:value-type="string" office:value="VC" table:style-name="ce1">
            <text:p>VC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6.4" table:style-name="ce1">
            <text:p>6.4</text:p>
          </table:table-cell>
          <table:table-cell office:value-type="string" office:value="VC" table:style-name="ce1">
            <text:p>VC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10" table:style-name="ce1">
            <text:p>10</text:p>
          </table:table-cell>
          <table:table-cell office:value-type="string" office:value="VC" table:style-name="ce1">
            <text:p>VC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11.2" table:style-name="ce1">
            <text:p>11.2</text:p>
          </table:table-cell>
          <table:table-cell office:value-type="string" office:value="VC" table:style-name="ce1">
            <text:p>VC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11.2" table:style-name="ce1">
            <text:p>11.2</text:p>
          </table:table-cell>
          <table:table-cell office:value-type="string" office:value="VC" table:style-name="ce1">
            <text:p>VC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5.2" table:style-name="ce1">
            <text:p>5.2</text:p>
          </table:table-cell>
          <table:table-cell office:value-type="string" office:value="VC" table:style-name="ce1">
            <text:p>VC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string" office:value="VC" table:style-name="ce1">
            <text:p>VC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16.5" table:style-name="ce1">
            <text:p>16.5</text:p>
          </table:table-cell>
          <table:table-cell office:value-type="string" office:value="VC" table:style-name="ce1">
            <text:p>V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16.5" table:style-name="ce1">
            <text:p>16.5</text:p>
          </table:table-cell>
          <table:table-cell office:value-type="string" office:value="VC" table:style-name="ce1">
            <text:p>V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15.2" table:style-name="ce1">
            <text:p>15.2</text:p>
          </table:table-cell>
          <table:table-cell office:value-type="string" office:value="VC" table:style-name="ce1">
            <text:p>V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17.3" table:style-name="ce1">
            <text:p>17.3</text:p>
          </table:table-cell>
          <table:table-cell office:value-type="string" office:value="VC" table:style-name="ce1">
            <text:p>V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2.5" table:style-name="ce1">
            <text:p>22.5</text:p>
          </table:table-cell>
          <table:table-cell office:value-type="string" office:value="VC" table:style-name="ce1">
            <text:p>V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17.3" table:style-name="ce1">
            <text:p>17.3</text:p>
          </table:table-cell>
          <table:table-cell office:value-type="string" office:value="VC" table:style-name="ce1">
            <text:p>V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13.6" table:style-name="ce1">
            <text:p>13.6</text:p>
          </table:table-cell>
          <table:table-cell office:value-type="string" office:value="VC" table:style-name="ce1">
            <text:p>V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14.5" table:style-name="ce1">
            <text:p>14.5</text:p>
          </table:table-cell>
          <table:table-cell office:value-type="string" office:value="VC" table:style-name="ce1">
            <text:p>V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18.8" table:style-name="ce1">
            <text:p>18.8</text:p>
          </table:table-cell>
          <table:table-cell office:value-type="string" office:value="VC" table:style-name="ce1">
            <text:p>V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15.5" table:style-name="ce1">
            <text:p>15.5</text:p>
          </table:table-cell>
          <table:table-cell office:value-type="string" office:value="VC" table:style-name="ce1">
            <text:p>V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3.6" table:style-name="ce1">
            <text:p>23.6</text:p>
          </table:table-cell>
          <table:table-cell office:value-type="string" office:value="VC" table:style-name="ce1">
            <text:p>VC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18.5" table:style-name="ce1">
            <text:p>18.5</text:p>
          </table:table-cell>
          <table:table-cell office:value-type="string" office:value="VC" table:style-name="ce1">
            <text:p>VC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33.9" table:style-name="ce1">
            <text:p>33.9</text:p>
          </table:table-cell>
          <table:table-cell office:value-type="string" office:value="VC" table:style-name="ce1">
            <text:p>VC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5.5" table:style-name="ce1">
            <text:p>25.5</text:p>
          </table:table-cell>
          <table:table-cell office:value-type="string" office:value="VC" table:style-name="ce1">
            <text:p>VC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6.4" table:style-name="ce1">
            <text:p>26.4</text:p>
          </table:table-cell>
          <table:table-cell office:value-type="string" office:value="VC" table:style-name="ce1">
            <text:p>VC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32.5" table:style-name="ce1">
            <text:p>32.5</text:p>
          </table:table-cell>
          <table:table-cell office:value-type="string" office:value="VC" table:style-name="ce1">
            <text:p>VC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6.7" table:style-name="ce1">
            <text:p>26.7</text:p>
          </table:table-cell>
          <table:table-cell office:value-type="string" office:value="VC" table:style-name="ce1">
            <text:p>VC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1.5" table:style-name="ce1">
            <text:p>21.5</text:p>
          </table:table-cell>
          <table:table-cell office:value-type="string" office:value="VC" table:style-name="ce1">
            <text:p>VC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3.3" table:style-name="ce1">
            <text:p>23.3</text:p>
          </table:table-cell>
          <table:table-cell office:value-type="string" office:value="VC" table:style-name="ce1">
            <text:p>VC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9.5" table:style-name="ce1">
            <text:p>29.5</text:p>
          </table:table-cell>
          <table:table-cell office:value-type="string" office:value="VC" table:style-name="ce1">
            <text:p>VC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15.2" table:style-name="ce1">
            <text:p>15.2</text:p>
          </table:table-cell>
          <table:table-cell office:value-type="string" office:value="OJ" table:style-name="ce1">
            <text:p>OJ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21.5" table:style-name="ce1">
            <text:p>21.5</text:p>
          </table:table-cell>
          <table:table-cell office:value-type="string" office:value="OJ" table:style-name="ce1">
            <text:p>OJ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17.6" table:style-name="ce1">
            <text:p>17.6</text:p>
          </table:table-cell>
          <table:table-cell office:value-type="string" office:value="OJ" table:style-name="ce1">
            <text:p>OJ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9.7" table:style-name="ce1">
            <text:p>9.7</text:p>
          </table:table-cell>
          <table:table-cell office:value-type="string" office:value="OJ" table:style-name="ce1">
            <text:p>OJ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14.5" table:style-name="ce1">
            <text:p>14.5</text:p>
          </table:table-cell>
          <table:table-cell office:value-type="string" office:value="OJ" table:style-name="ce1">
            <text:p>OJ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10" table:style-name="ce1">
            <text:p>10</text:p>
          </table:table-cell>
          <table:table-cell office:value-type="string" office:value="OJ" table:style-name="ce1">
            <text:p>OJ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8.2" table:style-name="ce1">
            <text:p>8.2</text:p>
          </table:table-cell>
          <table:table-cell office:value-type="string" office:value="OJ" table:style-name="ce1">
            <text:p>OJ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9.4" table:style-name="ce1">
            <text:p>9.4</text:p>
          </table:table-cell>
          <table:table-cell office:value-type="string" office:value="OJ" table:style-name="ce1">
            <text:p>OJ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16.5" table:style-name="ce1">
            <text:p>16.5</text:p>
          </table:table-cell>
          <table:table-cell office:value-type="string" office:value="OJ" table:style-name="ce1">
            <text:p>OJ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9.7" table:style-name="ce1">
            <text:p>9.7</text:p>
          </table:table-cell>
          <table:table-cell office:value-type="string" office:value="OJ" table:style-name="ce1">
            <text:p>OJ</text:p>
          </table:table-cell>
          <table:table-cell office:value-type="float" office:value="0.5" table:style-name="ce1">
            <text:p>0.5</text:p>
          </table:table-cell>
        </table:table-row>
        <table:table-row>
          <table:table-cell office:value-type="float" office:value="19.7" table:style-name="ce1">
            <text:p>19.7</text:p>
          </table:table-cell>
          <table:table-cell office:value-type="string" office:value="OJ" table:style-name="ce1">
            <text:p>OJ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3.3" table:style-name="ce1">
            <text:p>23.3</text:p>
          </table:table-cell>
          <table:table-cell office:value-type="string" office:value="OJ" table:style-name="ce1">
            <text:p>OJ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3.6" table:style-name="ce1">
            <text:p>23.6</text:p>
          </table:table-cell>
          <table:table-cell office:value-type="string" office:value="OJ" table:style-name="ce1">
            <text:p>OJ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6.4" table:style-name="ce1">
            <text:p>26.4</text:p>
          </table:table-cell>
          <table:table-cell office:value-type="string" office:value="OJ" table:style-name="ce1">
            <text:p>OJ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0" table:style-name="ce1">
            <text:p>20</text:p>
          </table:table-cell>
          <table:table-cell office:value-type="string" office:value="OJ" table:style-name="ce1">
            <text:p>OJ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5.2" table:style-name="ce1">
            <text:p>25.2</text:p>
          </table:table-cell>
          <table:table-cell office:value-type="string" office:value="OJ" table:style-name="ce1">
            <text:p>OJ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5.8" table:style-name="ce1">
            <text:p>25.8</text:p>
          </table:table-cell>
          <table:table-cell office:value-type="string" office:value="OJ" table:style-name="ce1">
            <text:p>OJ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1.2" table:style-name="ce1">
            <text:p>21.2</text:p>
          </table:table-cell>
          <table:table-cell office:value-type="string" office:value="OJ" table:style-name="ce1">
            <text:p>OJ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14.5" table:style-name="ce1">
            <text:p>14.5</text:p>
          </table:table-cell>
          <table:table-cell office:value-type="string" office:value="OJ" table:style-name="ce1">
            <text:p>OJ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7.3" table:style-name="ce1">
            <text:p>27.3</text:p>
          </table:table-cell>
          <table:table-cell office:value-type="string" office:value="OJ" table:style-name="ce1">
            <text:p>OJ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float" office:value="25.5" table:style-name="ce1">
            <text:p>25.5</text:p>
          </table:table-cell>
          <table:table-cell office:value-type="string" office:value="OJ" table:style-name="ce1">
            <text:p>OJ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6.4" table:style-name="ce1">
            <text:p>26.4</text:p>
          </table:table-cell>
          <table:table-cell office:value-type="string" office:value="OJ" table:style-name="ce1">
            <text:p>OJ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2.4" table:style-name="ce1">
            <text:p>22.4</text:p>
          </table:table-cell>
          <table:table-cell office:value-type="string" office:value="OJ" table:style-name="ce1">
            <text:p>OJ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4.5" table:style-name="ce1">
            <text:p>24.5</text:p>
          </table:table-cell>
          <table:table-cell office:value-type="string" office:value="OJ" table:style-name="ce1">
            <text:p>OJ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4.8" table:style-name="ce1">
            <text:p>24.8</text:p>
          </table:table-cell>
          <table:table-cell office:value-type="string" office:value="OJ" table:style-name="ce1">
            <text:p>OJ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30.9" table:style-name="ce1">
            <text:p>30.9</text:p>
          </table:table-cell>
          <table:table-cell office:value-type="string" office:value="OJ" table:style-name="ce1">
            <text:p>OJ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6.4" table:style-name="ce1">
            <text:p>26.4</text:p>
          </table:table-cell>
          <table:table-cell office:value-type="string" office:value="OJ" table:style-name="ce1">
            <text:p>OJ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7.3" table:style-name="ce1">
            <text:p>27.3</text:p>
          </table:table-cell>
          <table:table-cell office:value-type="string" office:value="OJ" table:style-name="ce1">
            <text:p>OJ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9.4" table:style-name="ce1">
            <text:p>29.4</text:p>
          </table:table-cell>
          <table:table-cell office:value-type="string" office:value="OJ" table:style-name="ce1">
            <text:p>OJ</text:p>
          </table:table-cell>
          <table:table-cell office:value-type="float" office:value="2" table:style-name="ce1">
            <text:p>2</text:p>
          </table:table-cell>
        </table:table-row>
        <table:table-row>
          <table:table-cell office:value-type="float" office:value="23" table:style-name="ce1">
            <text:p>23</text:p>
          </table:table-cell>
          <table:table-cell office:value-type="string" office:value="OJ" table:style-name="ce1">
            <text:p>OJ</text:p>
          </table:table-cell>
          <table:table-cell office:value-type="float" office:value="2" table:style-name="ce1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